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3.8472in"/>
    </style:style>
    <style:style style:name="co1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1.9138in"/>
    </style:style>
    <style:style style:name="co6" style:family="table-column">
      <style:table-column-properties fo:break-before="auto" style:column-width="3.0937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7228in"/>
    </style:style>
    <style:style style:name="co9" style:family="table-column">
      <style:table-column-properties fo:break-before="auto" style:column-width="0.600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1.2799in"/>
    </style:style>
    <style:style style:name="co13" style:family="table-column">
      <style:table-column-properties fo:break-before="auto" style:column-width="1.4638in"/>
    </style:style>
    <style:style style:name="co14" style:family="table-column">
      <style:table-column-properties fo:break-before="auto" style:column-width="1.9772in"/>
    </style:style>
    <style:style style:name="co17" style:family="table-column">
      <style:table-column-properties fo:break-before="auto" style:column-width="1.6602in"/>
    </style:style>
    <style:style style:name="co18" style:family="table-column">
      <style:table-column-properties fo:break-before="auto" style:column-width="2.6764in"/>
    </style:style>
    <style:style style:name="co19" style:family="table-column">
      <style:table-column-properties fo:break-before="auto" style:column-width="1.4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ackground-color="#ffffcc" fo:border-left="none" fo:border-right="none" fo:border-top="none"/>
    </style:style>
    <style:style style:name="ce2" style:family="table-cell" style:parent-style-name="Default">
      <style:table-cell-properties fo:background-color="#ffffcc" fo:border="0.0008in solid #0000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order-bottom="0.0346in solid #000000" fo:background-color="#ffd320" fo:border-left="none" fo:border-right="none" fo:border-top="none"/>
    </style:style>
    <style:style style:name="ce5" style:family="table-cell" style:parent-style-name="Default">
      <style:table-cell-properties fo:background-color="#ffd320" fo:border="0.0008in solid #000000"/>
    </style:style>
    <style:style style:name="ce6" style:family="table-cell" style:parent-style-name="Default">
      <style:table-cell-properties fo:background-color="#ffd32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3"/>
        <table:table-column table:style-name="co10" table:default-cell-style-name="ce6"/>
        <table:table-column table:style-name="co10" table:default-cell-style-name="ce3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2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Target Object</text:p>
          </table:table-cell>
          <table:table-cell table:style-name="ce1" office:value-type="string">
            <text:p>Target Field</text:p>
          </table:table-cell>
          <table:table-cell table:style-name="ce1" office:value-type="string">
            <text:p>Issue Type</text:p>
          </table:table-cell>
          <table:table-cell table:style-name="ce1" office:value-type="string">
            <text:p>Field Value</text:p>
          </table:table-cell>
          <table:table-cell table:style-name="ce1" office:value-type="string">
            <text:p>HL7 Field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ImmTrac</text:p>
          </table:table-cell>
          <table:table-cell table:style-name="ce4" office:value-type="string">
            <text:p>MCIR</text:p>
          </table:table-cell>
          <table:table-cell table:style-name="ce1" office:value-type="string">
            <text:p>DQA</text:p>
          </table:table-cell>
          <table:table-cell office:value-type="string">
            <text:p>BASE MESSAGE</text:p>
          </table:table-cell>
          <table:table-cell/>
          <table:table-cell office:value-type="string">
            <text:p>QUICK T</text:p>
          </table:table-cell>
          <table:table-cell office:value-type="string">
            <text:p>CUSTOM T</text:p>
          </table:table-cell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VX code and CPT code</text:p>
          </table:table-cell>
          <table:table-cell table:style-name="ce2" office:value-type="string">
            <text:p>are inconsistent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refusal reason</text:p>
          </table:table-cell>
          <table:table-cell table:style-name="ce2" office:value-type="string">
            <text:p>conflicts completion status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information source</text:p>
          </table:table-cell>
          <table:table-cell table:style-name="ce2" office:value-type="string">
            <text:p>is administered but appears to historical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after lot expiration date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after message submitte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after patient death date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date</text:p>
          </table:table-cell>
          <table:table-cell table:style-name="ce2" office:value-type="string">
            <text:p>is after submission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after system entry date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death date</text:p>
          </table:table-cell>
          <table:table-cell table:style-name="ce2" office:value-type="string">
            <text:p>is before birth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VFC effective date</text:p>
          </table:table-cell>
          <table:table-cell table:style-name="ce2" office:value-type="string">
            <text:p>is before birth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before birth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before or after expected vaccine usage range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before or after licensed vaccine range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before or after when expected for patient age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before or after when valid for patient age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is different from patient address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 end</text:p>
          </table:table-cell>
          <table:table-cell table:style-name="ce2" office:value-type="string">
            <text:p>is different from start date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information source</text:p>
          </table:table-cell>
          <table:table-cell table:style-name="ce2" office:value-type="string">
            <text:p>is historical but appears to be administere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message date</text:p>
          </table:table-cell>
          <table:table-cell table:style-name="ce2" office:value-type="string">
            <text:p>is in future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date</text:p>
          </table:table-cell>
          <table:table-cell table:style-name="ce2" office:value-type="string">
            <text:p>is in future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death date</text:p>
          </table:table-cell>
          <table:table-cell table:style-name="ce2" office:value-type="string">
            <text:p>is in future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VFC effective date</text:p>
          </table:table-cell>
          <table:table-cell table:style-name="ce2" office:value-type="string">
            <text:p>is in future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system entry time</text:p>
          </table:table-cell>
          <table:table-cell table:style-name="ce2" office:value-type="string">
            <text:p>is in future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phone number</text:p>
          </table:table-cell>
          <table:table-cell table:style-name="ce2" office:value-type="string">
            <text:p>is incomplete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is incomplete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death indicator</text:p>
          </table:table-cell>
          <table:table-cell table:style-name="ce2" office:value-type="string">
            <text:p>is inconsistent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ccept ack typ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lt character set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pp ack typ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character set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country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encoding character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message dat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message profile id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processing id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receiving application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receiving facilit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sending application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sending facilit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cit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countr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count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stat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typ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zip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phone number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relationship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cit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countr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count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stat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zip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dat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indicator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order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registry id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death dat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ethnicit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ender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immunization registry status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Medicaid number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name first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name last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name type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hone tel use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hone tel equip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imary facility id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imary languag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imary physician id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otection indicator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ublicity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rac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registry status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SSN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VFC effective dat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VFC status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WIC id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ction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istered amount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istered unit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body rout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body sit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ompletion status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onfidentiality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PT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VX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facility id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filler order number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given b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information sourc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lot expiration dat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lot number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manufacturer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order control cod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order facility id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ordered b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placer order number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product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recorded by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refusal reason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system entry time</text:p>
          </table:table-cell>
          <table:table-cell table:style-name="ce2" office:value-type="string">
            <text:p>is invali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body route</text:p>
          </table:table-cell>
          <table:table-cell table:style-name="ce2" office:value-type="string">
            <text:p>is invalid for vaccine indicate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body site</text:p>
          </table:table-cell>
          <table:table-cell table:style-name="ce2" office:value-type="string">
            <text:p>is invalid for vaccine indicate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ccept ack typ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lt character se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pp ack typ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character se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country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encoding characte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message control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message dat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message profile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message structur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message trigge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message typ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processing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receiving application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receiving facilit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sending application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sending facilit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NK1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NK1</text:p>
          </table:table-cell>
          <table:table-cell table:style-name="ce2" office:value-type="string">
            <text:p>set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OBX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ORC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PD1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PID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PV1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RXA</text:p>
          </table:table-cell>
          <table:table-cell table:style-name="ce2" office:value-type="string">
            <text:p>admin sub id counte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RXA</text:p>
          </table:table-cell>
          <table:table-cell table:style-name="ce2" office:value-type="string">
            <text:p>give sub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RXA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RXR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cit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countr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count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stat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stree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street2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typ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address zip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name firs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name las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phone numbe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relationship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SSN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Patient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number-columns-repeated="5"/>
          <table:table-cell table:style-name="ce7" office:value-type="string">
            <text:p>Test Case</text:p>
          </table:table-cell>
          <table:table-cell table:style-name="ce7" office:value-type="string">
            <text:p>Test Status</text:p>
          </table:table-cell>
          <table:table-cell table:style-name="ce7" office:value-type="string">
            <text:p>Expected Result</text:p>
          </table:table-cell>
          <table:table-cell table:style-name="ce7" office:value-type="string">
            <text:p>Expected Message</text:p>
          </table:table-cell>
          <table:table-cell table:style-name="ce7" office:value-type="string">
            <text:p>Actual Result</text:p>
          </table:table-cell>
          <table:table-cell table:style-name="ce7" office:value-type="string">
            <text:p>Actual Messag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city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11.3</text:p>
          </table:table-cell>
          <table:table-cell table:style-name="ce2" office:value-type="string">
            <text:p>Mesa</text:p>
          </table:table-cell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56]&amp;&quot;=&quot;" office:value-type="string" office:string-value="PID-11.3=">
            <text:p>PID-11.3=</text:p>
          </table:table-cell>
          <table:table-cell table:formula="of:=&quot;Test Case Number:&quot;&amp;(1000 + ROW())&amp;&quot;.1&quot;&amp;CHAR(13)&amp;&quot;Description: &quot;&amp;[.A156]&amp;&quot; &quot;&amp;[.B156]&amp;&quot; &quot;&amp;[.C156]&amp;CHAR(13)&amp;&quot;Expected Result: &quot;&amp;IF([.I156]=&quot;E&quot;;&quot;Reject Message&quot;;&quot;Accept Message&quot;)&amp;CHAR(13)&amp;&quot;Original Message: &quot;&amp;[.K156]&amp;CHAR(13)&amp;&quot;Assert Result: &quot;&amp;IF([.I156]=&quot;E&quot;;&quot;Reject&quot;;&quot;Accept&quot;)&amp;&quot; - *&quot;&amp;CHAR(13)&amp;&quot;Quick Transformations: &quot;&amp;[.L156]&amp;CHAR(13)&amp;&quot;Custom Transformations:&quot;&amp;[.M156]&amp;CHAR(13)&amp;&quot;MSH|TRANSFORM&quot;" office:value-type="string" office:string-value="Test Case Number:1156.1&#13;Description: Patient address city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11.3=&#13;MSH|TRANSFORM">
            <text:p>Test Case Number:1156.1Description: Patient address city is missingExpected Result: Accept MessageOriginal Message: MSH|&lt;CR&gt;PID|&lt;CR&gt;NK1|&lt;CR&gt;PV1|&lt;CR&gt;ORC|&lt;CR&gt;RXA|Assert Result: Accept - *Quick Transformations: 2.5.1, BOY, DOB, ADDRESS, PHONE, MOTHER, VAC1_ADMINCustom Transformations:PID-11.3=MSH|TRANSFORM</text:p>
          </table:table-cell>
          <table:table-cell table:style-name="ce8" office:value-type="float" office:value="156">
            <text:p>156</text:p>
          </table:table-cell>
          <table:table-cell table:style-name="ce8" office:value-type="string">
            <text:p>Pass</text:p>
          </table:table-cell>
          <table:table-cell table:style-name="ce8" office:value-type="string">
            <text:p>Accept</text:p>
          </table:table-cell>
          <table:table-cell table:style-name="ce8" office:value-type="string">
            <text:p>*</text:p>
          </table:table-cell>
          <table:table-cell table:style-name="ce8" office:value-type="string">
            <text:p>AA</text:p>
          </table:table-cell>
          <table:table-cell table:style-name="ce8" office:value-type="string">
            <text:p>Message accepted with 1 vaccination</text:p>
          </table:table-cell>
          <table:table-cell table:formula="of:=[.E156]&amp;&quot;=&quot;&amp;[.F156]" office:value-type="string" office:string-value="PID-11.3=Mesa">
            <text:p>PID-11.3=Mesa</text:p>
          </table:table-cell>
          <table:table-cell table:formula="of:=&quot;Test Case Number:&quot;&amp;(1000+ROW())&amp;&quot;.2&quot;&amp;CHAR(13)&amp;&quot;Description: &quot;&amp;[.A156]&amp;&quot; &quot;&amp;[.B156]&amp;&quot; &quot;&amp;[.C156]&amp;CHAR(13)&amp;&quot;Expected Result: &quot;&amp;IF([.I156]=&quot;E&quot;;&quot;Reject Message&quot;;&quot;Accept Message&quot;)&amp;CHAR(13)&amp;&quot;Original Message: &quot;&amp;[.K156]&amp;CHAR(13)&amp;&quot;Assert Result: Accept - *&quot;&amp;CHAR(13)&amp;&quot;Quick Transformations: &quot;&amp;[.L156]&amp;CHAR(13)&amp;&quot;Custom Transformations:&quot;&amp;[.U156]&amp;CHAR(13)&amp;&quot;MSH|TRANSFORM&quot;" office:value-type="string" office:string-value="Test Case Number:1156.2&#13;Description: Patient address city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11.3=Mesa&#13;MSH|TRANSFORM">
            <text:p>Test Case Number:1156.2Description: Patient address city is missingExpected Result: Accept MessageOriginal Message: MSH|&lt;CR&gt;PID|&lt;CR&gt;NK1|&lt;CR&gt;PV1|&lt;CR&gt;ORC|&lt;CR&gt;RXA|Assert Result: Accept - *Quick Transformations: 2.5.1, BOY, DOB, ADDRESS, PHONE, MOTHER, VAC1_ADMINCustom Transformations:PID-11.3=MesaMSH|TRANSFORM</text:p>
          </table:table-cell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country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11.6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57]&amp;&quot;=&quot;" office:value-type="string" office:string-value="PID-11.6=">
            <text:p>PID-11.6=</text:p>
          </table:table-cell>
          <table:table-cell table:formula="of:=&quot;Test Case Number:&quot;&amp;(1000 + ROW())&amp;&quot;.1&quot;&amp;CHAR(13)&amp;&quot;Description: &quot;&amp;[.A157]&amp;&quot; &quot;&amp;[.B157]&amp;&quot; &quot;&amp;[.C157]&amp;CHAR(13)&amp;&quot;Expected Result: &quot;&amp;IF([.I157]=&quot;E&quot;;&quot;Reject Message&quot;;&quot;Accept Message&quot;)&amp;CHAR(13)&amp;&quot;Original Message: &quot;&amp;[.K157]&amp;CHAR(13)&amp;&quot;Assert Result: &quot;&amp;IF([.I157]=&quot;E&quot;;&quot;Reject&quot;;&quot;Accept&quot;)&amp;&quot; - *&quot;&amp;CHAR(13)&amp;&quot;Quick Transformations: &quot;&amp;[.L157]&amp;CHAR(13)&amp;&quot;Custom Transformations:&quot;&amp;[.M157]&amp;CHAR(13)&amp;&quot;MSH|TRANSFORM&quot;" office:value-type="string" office:string-value="Test Case Number:1157.1&#13;Description: Patient address country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11.6=&#13;MSH|TRANSFORM">
            <text:p>Test Case Number:1157.1Description: Patient address country is missingExpected Result: Accept MessageOriginal Message: MSH|&lt;CR&gt;PID|&lt;CR&gt;NK1|&lt;CR&gt;PV1|&lt;CR&gt;ORC|&lt;CR&gt;RXA|Assert Result: Accept - *Quick Transformations: 2.5.1, BOY, DOB, ADDRESS, PHONE, MOTHER, VAC1_ADMINCustom Transformations:PID-11.6=MSH|TRANSFORM</text:p>
          </table:table-cell>
          <table:table-cell table:style-name="ce8" office:value-type="float" office:value="157">
            <text:p>157</text:p>
          </table:table-cell>
          <table:table-cell table:style-name="ce8" office:value-type="string">
            <text:p>Pass</text:p>
          </table:table-cell>
          <table:table-cell table:style-name="ce8" office:value-type="string">
            <text:p>Accept</text:p>
          </table:table-cell>
          <table:table-cell table:style-name="ce8" office:value-type="string">
            <text:p>*</text:p>
          </table:table-cell>
          <table:table-cell table:style-name="ce8" office:value-type="string">
            <text:p>AA</text:p>
          </table:table-cell>
          <table:table-cell table:style-name="ce8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county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11.9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58]&amp;&quot;=&quot;" office:value-type="string" office:string-value="PID-11.9=">
            <text:p>PID-11.9=</text:p>
          </table:table-cell>
          <table:table-cell table:formula="of:=&quot;Test Case Number:&quot;&amp;(1000 + ROW())&amp;&quot;.1&quot;&amp;CHAR(13)&amp;&quot;Description: &quot;&amp;[.A158]&amp;&quot; &quot;&amp;[.B158]&amp;&quot; &quot;&amp;[.C158]&amp;CHAR(13)&amp;&quot;Expected Result: &quot;&amp;IF([.I158]=&quot;E&quot;;&quot;Reject Message&quot;;&quot;Accept Message&quot;)&amp;CHAR(13)&amp;&quot;Original Message: &quot;&amp;[.K158]&amp;CHAR(13)&amp;&quot;Assert Result: &quot;&amp;IF([.I158]=&quot;E&quot;;&quot;Reject&quot;;&quot;Accept&quot;)&amp;&quot; - *&quot;&amp;CHAR(13)&amp;&quot;Quick Transformations: &quot;&amp;[.L158]&amp;CHAR(13)&amp;&quot;Custom Transformations:&quot;&amp;[.M158]&amp;CHAR(13)&amp;&quot;MSH|TRANSFORM&quot;" office:value-type="string" office:string-value="Test Case Number:1158.1&#13;Description: Patient address county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11.9=&#13;MSH|TRANSFORM">
            <text:p>Test Case Number:1158.1Description: Patient address county is missingExpected Result: Accept MessageOriginal Message: MSH|&lt;CR&gt;PID|&lt;CR&gt;NK1|&lt;CR&gt;PV1|&lt;CR&gt;ORC|&lt;CR&gt;RXA|Assert Result: Accept - *Quick Transformations: 2.5.1, BOY, DOB, ADDRESS, PHONE, MOTHER, VAC1_ADMINCustom Transformations:PID-11.9=MSH|TRANSFORM</text:p>
          </table:table-cell>
          <table:table-cell table:style-name="ce8" office:value-type="float" office:value="158">
            <text:p>158</text:p>
          </table:table-cell>
          <table:table-cell table:style-name="ce8" office:value-type="string">
            <text:p>Pass</text:p>
          </table:table-cell>
          <table:table-cell table:style-name="ce8" office:value-type="string">
            <text:p>Accept</text:p>
          </table:table-cell>
          <table:table-cell table:style-name="ce8" office:value-type="string">
            <text:p>*</text:p>
          </table:table-cell>
          <table:table-cell table:style-name="ce8" office:value-type="string">
            <text:p>AA</text:p>
          </table:table-cell>
          <table:table-cell table:style-name="ce8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state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11.4</text:p>
          </table:table-cell>
          <table:table-cell table:style-name="ce2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59]&amp;&quot;=&quot;" office:value-type="string" office:string-value="PID-11.4=">
            <text:p>PID-11.4=</text:p>
          </table:table-cell>
          <table:table-cell table:formula="of:=&quot;Test Case Number:&quot;&amp;(1000 + ROW())&amp;&quot;.1&quot;&amp;CHAR(13)&amp;&quot;Description: &quot;&amp;[.A159]&amp;&quot; &quot;&amp;[.B159]&amp;&quot; &quot;&amp;[.C159]&amp;CHAR(13)&amp;&quot;Expected Result: &quot;&amp;IF([.I159]=&quot;E&quot;;&quot;Reject Message&quot;;&quot;Accept Message&quot;)&amp;CHAR(13)&amp;&quot;Original Message: &quot;&amp;[.K159]&amp;CHAR(13)&amp;&quot;Assert Result: &quot;&amp;IF([.I159]=&quot;E&quot;;&quot;Reject&quot;;&quot;Accept&quot;)&amp;&quot; - *&quot;&amp;CHAR(13)&amp;&quot;Quick Transformations: &quot;&amp;[.L159]&amp;CHAR(13)&amp;&quot;Custom Transformations:&quot;&amp;[.M159]&amp;CHAR(13)&amp;&quot;MSH|TRANSFORM&quot;" office:value-type="string" office:string-value="Test Case Number:1159.1&#13;Description: Patient address state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11.4=&#13;MSH|TRANSFORM">
            <text:p>Test Case Number:1159.1Description: Patient address state is missingExpected Result: Accept MessageOriginal Message: MSH|&lt;CR&gt;PID|&lt;CR&gt;NK1|&lt;CR&gt;PV1|&lt;CR&gt;ORC|&lt;CR&gt;RXA|Assert Result: Accept - *Quick Transformations: 2.5.1, BOY, DOB, ADDRESS, PHONE, MOTHER, VAC1_ADMINCustom Transformations:PID-11.4=MSH|TRANSFORM</text:p>
          </table:table-cell>
          <table:table-cell table:style-name="ce8" office:value-type="float" office:value="159">
            <text:p>159</text:p>
          </table:table-cell>
          <table:table-cell table:style-name="ce8" office:value-type="string">
            <text:p>Pass</text:p>
          </table:table-cell>
          <table:table-cell table:style-name="ce8" office:value-type="string">
            <text:p>Accept</text:p>
          </table:table-cell>
          <table:table-cell table:style-name="ce8" office:value-type="string">
            <text:p>*</text:p>
          </table:table-cell>
          <table:table-cell table:style-name="ce8" office:value-type="string">
            <text:p>AA</text:p>
          </table:table-cell>
          <table:table-cell table:style-name="ce8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street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11.1</text:p>
          </table:table-cell>
          <table:table-cell table:style-name="ce2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60]&amp;&quot;=&quot;" office:value-type="string" office:string-value="PID-11.1=">
            <text:p>PID-11.1=</text:p>
          </table:table-cell>
          <table:table-cell table:formula="of:=&quot;Test Case Number:&quot;&amp;(1000 + ROW())&amp;&quot;.1&quot;&amp;CHAR(13)&amp;&quot;Description: &quot;&amp;[.A160]&amp;&quot; &quot;&amp;[.B160]&amp;&quot; &quot;&amp;[.C160]&amp;CHAR(13)&amp;&quot;Expected Result: &quot;&amp;IF([.I160]=&quot;E&quot;;&quot;Reject Message&quot;;&quot;Accept Message&quot;)&amp;CHAR(13)&amp;&quot;Original Message: &quot;&amp;[.K160]&amp;CHAR(13)&amp;&quot;Assert Result: &quot;&amp;IF([.I160]=&quot;E&quot;;&quot;Reject&quot;;&quot;Accept&quot;)&amp;&quot; - *&quot;&amp;CHAR(13)&amp;&quot;Quick Transformations: &quot;&amp;[.L160]&amp;CHAR(13)&amp;&quot;Custom Transformations:&quot;&amp;[.M160]&amp;CHAR(13)&amp;&quot;MSH|TRANSFORM&quot;" office:value-type="string" office:string-value="Test Case Number:1160.1&#13;Description: Patient address street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11.1=&#13;MSH|TRANSFORM">
            <text:p>Test Case Number:1160.1Description: Patient address street is missingExpected Result: Accept MessageOriginal Message: MSH|&lt;CR&gt;PID|&lt;CR&gt;NK1|&lt;CR&gt;PV1|&lt;CR&gt;ORC|&lt;CR&gt;RXA|Assert Result: Accept - *Quick Transformations: 2.5.1, BOY, DOB, ADDRESS, PHONE, MOTHER, VAC1_ADMINCustom Transformations:PID-11.1=MSH|TRANSFORM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Pass</text:p>
          </table:table-cell>
          <table:table-cell table:style-name="ce8" office:value-type="string">
            <text:p>Accept</text:p>
          </table:table-cell>
          <table:table-cell table:style-name="ce8" office:value-type="string">
            <text:p>*</text:p>
          </table:table-cell>
          <table:table-cell table:style-name="ce8" office:value-type="string">
            <text:p>AA</text:p>
          </table:table-cell>
          <table:table-cell table:style-name="ce8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street2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11.2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61]&amp;&quot;=&quot;" office:value-type="string" office:string-value="PID-11.2=">
            <text:p>PID-11.2=</text:p>
          </table:table-cell>
          <table:table-cell table:formula="of:=&quot;Test Case Number:&quot;&amp;(1000 + ROW())&amp;&quot;.1&quot;&amp;CHAR(13)&amp;&quot;Description: &quot;&amp;[.A161]&amp;&quot; &quot;&amp;[.B161]&amp;&quot; &quot;&amp;[.C161]&amp;CHAR(13)&amp;&quot;Expected Result: &quot;&amp;IF([.I161]=&quot;E&quot;;&quot;Reject Message&quot;;&quot;Accept Message&quot;)&amp;CHAR(13)&amp;&quot;Original Message: &quot;&amp;[.K161]&amp;CHAR(13)&amp;&quot;Assert Result: &quot;&amp;IF([.I161]=&quot;E&quot;;&quot;Reject&quot;;&quot;Accept&quot;)&amp;&quot; - *&quot;&amp;CHAR(13)&amp;&quot;Quick Transformations: &quot;&amp;[.L161]&amp;CHAR(13)&amp;&quot;Custom Transformations:&quot;&amp;[.M161]&amp;CHAR(13)&amp;&quot;MSH|TRANSFORM&quot;" office:value-type="string" office:string-value="Test Case Number:1161.1&#13;Description: Patient address street2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11.2=&#13;MSH|TRANSFORM">
            <text:p>Test Case Number:1161.1Description: Patient address street2 is missingExpected Result: Accept MessageOriginal Message: MSH|&lt;CR&gt;PID|&lt;CR&gt;NK1|&lt;CR&gt;PV1|&lt;CR&gt;ORC|&lt;CR&gt;RXA|Assert Result: Accept - *Quick Transformations: 2.5.1, BOY, DOB, ADDRESS, PHONE, MOTHER, VAC1_ADMINCustom Transformations:PID-11.2=MSH|TRANSFORM</text:p>
          </table:table-cell>
          <table:table-cell table:style-name="ce8" office:value-type="float" office:value="161">
            <text:p>161</text:p>
          </table:table-cell>
          <table:table-cell table:style-name="ce8" office:value-type="string">
            <text:p>Pass</text:p>
          </table:table-cell>
          <table:table-cell table:style-name="ce8" office:value-type="string">
            <text:p>Accept</text:p>
          </table:table-cell>
          <table:table-cell table:style-name="ce8" office:value-type="string">
            <text:p>*</text:p>
          </table:table-cell>
          <table:table-cell table:style-name="ce8" office:value-type="string">
            <text:p>AA</text:p>
          </table:table-cell>
          <table:table-cell table:style-name="ce8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type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11.7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62]&amp;&quot;=&quot;" office:value-type="string" office:string-value="PID-11.7=">
            <text:p>PID-11.7=</text:p>
          </table:table-cell>
          <table:table-cell table:formula="of:=&quot;Test Case Number:&quot;&amp;(1000 + ROW())&amp;&quot;.1&quot;&amp;CHAR(13)&amp;&quot;Description: &quot;&amp;[.A162]&amp;&quot; &quot;&amp;[.B162]&amp;&quot; &quot;&amp;[.C162]&amp;CHAR(13)&amp;&quot;Expected Result: &quot;&amp;IF([.I162]=&quot;E&quot;;&quot;Reject Message&quot;;&quot;Accept Message&quot;)&amp;CHAR(13)&amp;&quot;Original Message: &quot;&amp;[.K162]&amp;CHAR(13)&amp;&quot;Assert Result: &quot;&amp;IF([.I162]=&quot;E&quot;;&quot;Reject&quot;;&quot;Accept&quot;)&amp;&quot; - *&quot;&amp;CHAR(13)&amp;&quot;Quick Transformations: &quot;&amp;[.L162]&amp;CHAR(13)&amp;&quot;Custom Transformations:&quot;&amp;[.M162]&amp;CHAR(13)&amp;&quot;MSH|TRANSFORM&quot;" office:value-type="string" office:string-value="Test Case Number:1162.1&#13;Description: Patient address type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11.7=&#13;MSH|TRANSFORM">
            <text:p>Test Case Number:1162.1Description: Patient address type is missingExpected Result: Accept MessageOriginal Message: MSH|&lt;CR&gt;PID|&lt;CR&gt;NK1|&lt;CR&gt;PV1|&lt;CR&gt;ORC|&lt;CR&gt;RXA|Assert Result: Accept - *Quick Transformations: 2.5.1, BOY, DOB, ADDRESS, PHONE, MOTHER, VAC1_ADMINCustom Transformations:PID-11.7=MSH|TRANSFORM</text:p>
          </table:table-cell>
          <table:table-cell table:style-name="ce8" office:value-type="float" office:value="162">
            <text:p>162</text:p>
          </table:table-cell>
          <table:table-cell table:style-name="ce8" office:value-type="string">
            <text:p>Pass</text:p>
          </table:table-cell>
          <table:table-cell table:style-name="ce8" office:value-type="string">
            <text:p>Accept</text:p>
          </table:table-cell>
          <table:table-cell table:style-name="ce8" office:value-type="string">
            <text:p>*</text:p>
          </table:table-cell>
          <table:table-cell table:style-name="ce8" office:value-type="string">
            <text:p>AA</text:p>
          </table:table-cell>
          <table:table-cell table:style-name="ce8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ddress zip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11.5</text:p>
          </table:table-cell>
          <table:table-cell table:style-name="ce2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63]&amp;&quot;=&quot;" office:value-type="string" office:string-value="PID-11.5=">
            <text:p>PID-11.5=</text:p>
          </table:table-cell>
          <table:table-cell table:formula="of:=&quot;Test Case Number:&quot;&amp;(1000 + ROW())&amp;&quot;.1&quot;&amp;CHAR(13)&amp;&quot;Description: &quot;&amp;[.A163]&amp;&quot; &quot;&amp;[.B163]&amp;&quot; &quot;&amp;[.C163]&amp;CHAR(13)&amp;&quot;Expected Result: &quot;&amp;IF([.I163]=&quot;E&quot;;&quot;Reject Message&quot;;&quot;Accept Message&quot;)&amp;CHAR(13)&amp;&quot;Original Message: &quot;&amp;[.K163]&amp;CHAR(13)&amp;&quot;Assert Result: &quot;&amp;IF([.I163]=&quot;E&quot;;&quot;Reject&quot;;&quot;Accept&quot;)&amp;&quot; - *&quot;&amp;CHAR(13)&amp;&quot;Quick Transformations: &quot;&amp;[.L163]&amp;CHAR(13)&amp;&quot;Custom Transformations:&quot;&amp;[.M163]&amp;CHAR(13)&amp;&quot;MSH|TRANSFORM&quot;" office:value-type="string" office:string-value="Test Case Number:1163.1&#13;Description: Patient address zip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11.5=&#13;MSH|TRANSFORM">
            <text:p>Test Case Number:1163.1Description: Patient address zip is missingExpected Result: Accept MessageOriginal Message: MSH|&lt;CR&gt;PID|&lt;CR&gt;NK1|&lt;CR&gt;PV1|&lt;CR&gt;ORC|&lt;CR&gt;RXA|Assert Result: Accept - *Quick Transformations: 2.5.1, BOY, DOB, ADDRESS, PHONE, MOTHER, VAC1_ADMINCustom Transformations:PID-11.5=MSH|TRANSFORM</text:p>
          </table:table-cell>
          <table:table-cell table:style-name="ce8" office:value-type="float" office:value="163">
            <text:p>163</text:p>
          </table:table-cell>
          <table:table-cell table:style-name="ce8" office:value-type="string">
            <text:p>Pass</text:p>
          </table:table-cell>
          <table:table-cell table:style-name="ce8" office:value-type="string">
            <text:p>Accept</text:p>
          </table:table-cell>
          <table:table-cell table:style-name="ce8" office:value-type="string">
            <text:p>*</text:p>
          </table:table-cell>
          <table:table-cell table:style-name="ce8" office:value-type="string">
            <text:p>AA</text:p>
          </table:table-cell>
          <table:table-cell table:style-name="ce8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alias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/>
          <table:table-cell table:formula="of:=&quot;Test Case Number:&quot;&amp;(1000 + ROW())&amp;&quot;.1&quot;&amp;CHAR(13)&amp;&quot;Description: &quot;&amp;[.A164]&amp;&quot; &quot;&amp;[.B164]&amp;&quot; &quot;&amp;[.C164]&amp;CHAR(13)&amp;&quot;Expected Result: &quot;&amp;IF([.I164]=&quot;E&quot;;&quot;Reject Message&quot;;&quot;Accept Message&quot;)&amp;CHAR(13)&amp;&quot;Original Message: &quot;&amp;[.K164]&amp;CHAR(13)&amp;&quot;Assert Result: &quot;&amp;IF([.I164]=&quot;E&quot;;&quot;Reject&quot;;&quot;Accept&quot;)&amp;&quot; - *&quot;&amp;CHAR(13)&amp;&quot;Quick Transformations: &quot;&amp;[.L164]&amp;CHAR(13)&amp;&quot;Custom Transformations:&quot;&amp;[.M164]&amp;CHAR(13)&amp;&quot;MSH|TRANSFORM&quot;" office:value-type="string" office:string-value="Test Case Number:1164.1&#13;Description: Patient alias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&#13;MSH|TRANSFORM">
            <text:p>Test Case Number:1164.1Description: Patient alias is missingExpected Result: Accept MessageOriginal Message: MSH|&lt;CR&gt;PID|&lt;CR&gt;NK1|&lt;CR&gt;PV1|&lt;CR&gt;ORC|&lt;CR&gt;RXA|Assert Result: Accept - *Quick Transformations: 2.5.1, BOY, DOB, ADDRESS, PHONE, MOTHER, VAC1_ADMINCustom Transformations:MSH|TRANSFORM</text:p>
          </table:table-cell>
          <table:table-cell table:style-name="ce8" office:value-type="float" office:value="164">
            <text:p>164</text:p>
          </table:table-cell>
          <table:table-cell table:style-name="ce8" office:value-type="string">
            <text:p>Pass</text:p>
          </table:table-cell>
          <table:table-cell table:style-name="ce8" office:value-type="string">
            <text:p>Accept</text:p>
          </table:table-cell>
          <table:table-cell table:style-name="ce8" office:value-type="string">
            <text:p>*</text:p>
          </table:table-cell>
          <table:table-cell table:style-name="ce8" office:value-type="string">
            <text:p>AA</text:p>
          </table:table-cell>
          <table:table-cell table:style-name="ce8" office:value-type="string">
            <text:p>Message accepted with 1 vaccinatio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atient</text:p>
          </table:table-cell>
          <table:table-cell table:style-name="ce2" office:value-type="string">
            <text:p>birth date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7</text:p>
          </table:table-cell>
          <table:table-cell table:style-name="ce2" office:value-type="string">
            <text:p>[DOB]</text:p>
          </table:table-cell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65]&amp;&quot;=&quot;" office:value-type="string" office:string-value="PID-7=">
            <text:p>PID-7=</text:p>
          </table:table-cell>
          <table:table-cell table:formula="of:=&quot;Test Case Number:&quot;&amp;(1000 + ROW())&amp;&quot;.1&quot;&amp;CHAR(13)&amp;&quot;Description: &quot;&amp;[.A165]&amp;&quot; &quot;&amp;[.B165]&amp;&quot; &quot;&amp;[.C165]&amp;CHAR(13)&amp;&quot;Expected Result: &quot;&amp;IF([.I165]=&quot;E&quot;;&quot;Reject Message&quot;;&quot;Accept Message&quot;)&amp;CHAR(13)&amp;&quot;Original Message: &quot;&amp;[.K165]&amp;CHAR(13)&amp;&quot;Assert Result: &quot;&amp;IF([.I165]=&quot;E&quot;;&quot;Reject&quot;;&quot;Accept&quot;)&amp;&quot; - *&quot;&amp;CHAR(13)&amp;&quot;Quick Transformations: &quot;&amp;[.L165]&amp;CHAR(13)&amp;&quot;Custom Transformations:&quot;&amp;[.M165]&amp;CHAR(13)&amp;&quot;MSH|TRANSFORM&quot;" office:value-type="string" office:string-value="Test Case Number:1165.1&#13;Description: Patient birth date is missing&#13;Expected Result: Reject Message&#13;Original Message: MSH|&lt;CR&gt;PID|&lt;CR&gt;NK1|&lt;CR&gt;PV1|&lt;CR&gt;ORC|&lt;CR&gt;RXA|&#13;Assert Result: Reject - *&#13;Quick Transformations: 2.5.1, BOY, DOB, ADDRESS, PHONE, MOTHER, VAC1_ADMIN&#13;Custom Transformations:PID-7=&#13;MSH|TRANSFORM">
            <text:p>Test Case Number:1165.1Description: Patient birth date is missingExpected Result: Reject MessageOriginal Message: MSH|&lt;CR&gt;PID|&lt;CR&gt;NK1|&lt;CR&gt;PV1|&lt;CR&gt;ORC|&lt;CR&gt;RXA|Assert Result: Reject - *Quick Transformations: 2.5.1, BOY, DOB, ADDRESS, PHONE, MOTHER, VAC1_ADMINCustom Transformations:PID-7=MSH|TRANSFORM</text:p>
          </table:table-cell>
          <table:table-cell table:style-name="ce8" office:value-type="float" office:value="165">
            <text:p>165</text:p>
          </table:table-cell>
          <table:table-cell table:style-name="ce8" office:value-type="string">
            <text:p>Fail</text:p>
          </table:table-cell>
          <table:table-cell table:style-name="ce8" office:value-type="string">
            <text:p>Accept</text:p>
          </table:table-cell>
          <table:table-cell table:style-name="ce8" office:value-type="string">
            <text:p>*</text:p>
          </table:table-cell>
          <table:table-cell table:style-name="ce8" office:value-type="string">
            <text:p>AE</text:p>
          </table:table-cell>
          <table:table-cell table:style-name="ce8" office:value-type="string">
            <text:p>Message rejected: Patient birth date is miss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indicator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66]&amp;&quot;=&quot;" office:value-type="string" office:string-value="=">
            <text:p>=</text:p>
          </table:table-cell>
          <table:table-cell table:formula="of:=&quot;Test Case Number:&quot;&amp;(1000 + ROW())&amp;&quot;.1&quot;&amp;CHAR(13)&amp;&quot;Description: &quot;&amp;[.A166]&amp;&quot; &quot;&amp;[.B166]&amp;&quot; &quot;&amp;[.C166]&amp;CHAR(13)&amp;&quot;Expected Result: &quot;&amp;IF([.I166]=&quot;E&quot;;&quot;Reject Message&quot;;&quot;Accept Message&quot;)&amp;CHAR(13)&amp;&quot;Original Message: &quot;&amp;[.K166]&amp;CHAR(13)&amp;&quot;Assert Result: &quot;&amp;IF([.I166]=&quot;E&quot;;&quot;Reject&quot;;&quot;Accept&quot;)&amp;&quot; - *&quot;&amp;CHAR(13)&amp;&quot;Quick Transformations: &quot;&amp;[.L166]&amp;CHAR(13)&amp;&quot;Custom Transformations:&quot;&amp;[.M166]&amp;CHAR(13)&amp;&quot;MSH|TRANSFORM&quot;" office:value-type="string" office:string-value="Test Case Number:1166.1&#13;Description: Patient birth indicator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=&#13;MSH|TRANSFORM">
            <text:p>Test Case Number:1166.1Description: Patient birth indicator is missingExpected Result: Accept MessageOriginal Message: MSH|&lt;CR&gt;PID|&lt;CR&gt;NK1|&lt;CR&gt;PV1|&lt;CR&gt;ORC|&lt;CR&gt;RXA|Assert Result: Accept - *Quick Transformations: 2.5.1, BOY, DOB, ADDRESS, PHONE, MOTHER, VAC1_ADMINCustom Transformations:=MSH|TRANSFORM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order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67]&amp;&quot;=&quot;" office:value-type="string" office:string-value="=">
            <text:p>=</text:p>
          </table:table-cell>
          <table:table-cell table:formula="of:=&quot;Test Case Number:&quot;&amp;(1000 + ROW())&amp;&quot;.1&quot;&amp;CHAR(13)&amp;&quot;Description: &quot;&amp;[.A167]&amp;&quot; &quot;&amp;[.B167]&amp;&quot; &quot;&amp;[.C167]&amp;CHAR(13)&amp;&quot;Expected Result: &quot;&amp;IF([.I167]=&quot;E&quot;;&quot;Reject Message&quot;;&quot;Accept Message&quot;)&amp;CHAR(13)&amp;&quot;Original Message: &quot;&amp;[.K167]&amp;CHAR(13)&amp;&quot;Assert Result: &quot;&amp;IF([.I167]=&quot;E&quot;;&quot;Reject&quot;;&quot;Accept&quot;)&amp;&quot; - *&quot;&amp;CHAR(13)&amp;&quot;Quick Transformations: &quot;&amp;[.L167]&amp;CHAR(13)&amp;&quot;Custom Transformations:&quot;&amp;[.M167]&amp;CHAR(13)&amp;&quot;MSH|TRANSFORM&quot;" office:value-type="string" office:string-value="Test Case Number:1167.1&#13;Description: Patient birth order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=&#13;MSH|TRANSFORM">
            <text:p>Test Case Number:1167.1Description: Patient birth order is missingExpected Result: Accept MessageOriginal Message: MSH|&lt;CR&gt;PID|&lt;CR&gt;NK1|&lt;CR&gt;PV1|&lt;CR&gt;ORC|&lt;CR&gt;RXA|Assert Result: Accept - *Quick Transformations: 2.5.1, BOY, DOB, ADDRESS, PHONE, MOTHER, VAC1_ADMINCustom Transformations:=MSH|TRANSFORM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place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23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68]&amp;&quot;=&quot;" office:value-type="string" office:string-value="PID-23=">
            <text:p>PID-23=</text:p>
          </table:table-cell>
          <table:table-cell table:formula="of:=&quot;Test Case Number:&quot;&amp;(1000 + ROW())&amp;&quot;.1&quot;&amp;CHAR(13)&amp;&quot;Description: &quot;&amp;[.A168]&amp;&quot; &quot;&amp;[.B168]&amp;&quot; &quot;&amp;[.C168]&amp;CHAR(13)&amp;&quot;Expected Result: &quot;&amp;IF([.I168]=&quot;E&quot;;&quot;Reject Message&quot;;&quot;Accept Message&quot;)&amp;CHAR(13)&amp;&quot;Original Message: &quot;&amp;[.K168]&amp;CHAR(13)&amp;&quot;Assert Result: &quot;&amp;IF([.I168]=&quot;E&quot;;&quot;Reject&quot;;&quot;Accept&quot;)&amp;&quot; - *&quot;&amp;CHAR(13)&amp;&quot;Quick Transformations: &quot;&amp;[.L168]&amp;CHAR(13)&amp;&quot;Custom Transformations:&quot;&amp;[.M168]&amp;CHAR(13)&amp;&quot;MSH|TRANSFORM&quot;" office:value-type="string" office:string-value="Test Case Number:1168.1&#13;Description: Patient birth place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23=&#13;MSH|TRANSFORM">
            <text:p>Test Case Number:1168.1Description: Patient birth place is missingExpected Result: Accept MessageOriginal Message: MSH|&lt;CR&gt;PID|&lt;CR&gt;NK1|&lt;CR&gt;PV1|&lt;CR&gt;ORC|&lt;CR&gt;RXA|Assert Result: Accept - *Quick Transformations: 2.5.1, BOY, DOB, ADDRESS, PHONE, MOTHER, VAC1_ADMINCustom Transformations:PID-23=MSH|TRANSFORM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registry id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69]&amp;&quot;=&quot;" office:value-type="string" office:string-value="=">
            <text:p>=</text:p>
          </table:table-cell>
          <table:table-cell table:formula="of:=&quot;Test Case Number:&quot;&amp;(1000 + ROW())&amp;&quot;.1&quot;&amp;CHAR(13)&amp;&quot;Description: &quot;&amp;[.A169]&amp;&quot; &quot;&amp;[.B169]&amp;&quot; &quot;&amp;[.C169]&amp;CHAR(13)&amp;&quot;Expected Result: &quot;&amp;IF([.I169]=&quot;E&quot;;&quot;Reject Message&quot;;&quot;Accept Message&quot;)&amp;CHAR(13)&amp;&quot;Original Message: &quot;&amp;[.K169]&amp;CHAR(13)&amp;&quot;Assert Result: &quot;&amp;IF([.I169]=&quot;E&quot;;&quot;Reject&quot;;&quot;Accept&quot;)&amp;&quot; - *&quot;&amp;CHAR(13)&amp;&quot;Quick Transformations: &quot;&amp;[.L169]&amp;CHAR(13)&amp;&quot;Custom Transformations:&quot;&amp;[.M169]&amp;CHAR(13)&amp;&quot;MSH|TRANSFORM&quot;" office:value-type="string" office:string-value="Test Case Number:1169.1&#13;Description: Patient birth registry id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=&#13;MSH|TRANSFORM">
            <text:p>Test Case Number:1169.1Description: Patient birth registry id is missingExpected Result: Accept MessageOriginal Message: MSH|&lt;CR&gt;PID|&lt;CR&gt;NK1|&lt;CR&gt;PV1|&lt;CR&gt;ORC|&lt;CR&gt;RXA|Assert Result: Accept - *Quick Transformations: 2.5.1, BOY, DOB, ADDRESS, PHONE, MOTHER, VAC1_ADMINCustom Transformations:=MSH|TRANSFORM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S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70]&amp;&quot;=&quot;" office:value-type="string" office:string-value="=">
            <text:p>=</text:p>
          </table:table-cell>
          <table:table-cell table:formula="of:=&quot;Test Case Number:&quot;&amp;(1000 + ROW())&amp;&quot;.1&quot;&amp;CHAR(13)&amp;&quot;Description: &quot;&amp;[.A170]&amp;&quot; &quot;&amp;[.B170]&amp;&quot; &quot;&amp;[.C170]&amp;CHAR(13)&amp;&quot;Expected Result: &quot;&amp;IF([.I170]=&quot;E&quot;;&quot;Reject Message&quot;;&quot;Accept Message&quot;)&amp;CHAR(13)&amp;&quot;Original Message: &quot;&amp;[.K170]&amp;CHAR(13)&amp;&quot;Assert Result: &quot;&amp;IF([.I170]=&quot;E&quot;;&quot;Reject&quot;;&quot;Accept&quot;)&amp;&quot; - *&quot;&amp;CHAR(13)&amp;&quot;Quick Transformations: &quot;&amp;[.L170]&amp;CHAR(13)&amp;&quot;Custom Transformations:&quot;&amp;[.M170]&amp;CHAR(13)&amp;&quot;MSH|TRANSFORM&quot;" office:value-type="string" office:string-value="Test Case Number:1170.1&#13;Description: Patient class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=&#13;MSH|TRANSFORM">
            <text:p>Test Case Number:1170.1Description: Patient class is missingExpected Result: Accept MessageOriginal Message: MSH|&lt;CR&gt;PID|&lt;CR&gt;NK1|&lt;CR&gt;PV1|&lt;CR&gt;ORC|&lt;CR&gt;RXA|Assert Result: Accept - *Quick Transformations: 2.5.1, BOY, DOB, ADDRESS, PHONE, MOTHER, VAC1_ADMINCustom Transformations:=MSH|TRANSFORM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death date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30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office:value-type="string">
            <text:p>PID-29=&lt;CR&gt;PID-30=Y</text:p>
          </table:table-cell>
          <table:table-cell table:formula="of:=&quot;Test Case Number:&quot;&amp;(1000 + ROW())&amp;&quot;.1&quot;&amp;CHAR(13)&amp;&quot;Description: &quot;&amp;[.A171]&amp;&quot; &quot;&amp;[.B171]&amp;&quot; &quot;&amp;[.C171]&amp;CHAR(13)&amp;&quot;Expected Result: &quot;&amp;IF([.I171]=&quot;E&quot;;&quot;Reject Message&quot;;&quot;Accept Message&quot;)&amp;CHAR(13)&amp;&quot;Original Message: &quot;&amp;[.K171]&amp;CHAR(13)&amp;&quot;Assert Result: &quot;&amp;IF([.I171]=&quot;E&quot;;&quot;Reject&quot;;&quot;Accept&quot;)&amp;&quot; - *&quot;&amp;CHAR(13)&amp;&quot;Quick Transformations: &quot;&amp;[.L171]&amp;CHAR(13)&amp;&quot;Custom Transformations:&quot;&amp;[.M171]&amp;CHAR(13)&amp;&quot;MSH|TRANSFORM&quot;" office:value-type="string" office:string-value="Test Case Number:1171.1&#13;Description: Patient death date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29=&lt;CR&gt;PID-30=Y&#13;MSH|TRANSFORM">
            <text:p>Test Case Number:1171.1Description: Patient death date is missingExpected Result: Accept MessageOriginal Message: MSH|&lt;CR&gt;PID|&lt;CR&gt;NK1|&lt;CR&gt;PV1|&lt;CR&gt;ORC|&lt;CR&gt;RXA|Assert Result: Accept - *Quick Transformations: 2.5.1, BOY, DOB, ADDRESS, PHONE, MOTHER, VAC1_ADMINCustom Transformations:PID-29=&lt;CR&gt;PID-30=YMSH|TRANSFORM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death indicator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29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office:value-type="string">
            <text:p>PID-29=[DEATH]&lt;CR&gt;PID-30=</text:p>
          </table:table-cell>
          <table:table-cell table:formula="of:=&quot;Test Case Number:&quot;&amp;(1000 + ROW())&amp;&quot;.1&quot;&amp;CHAR(13)&amp;&quot;Description: &quot;&amp;[.A172]&amp;&quot; &quot;&amp;[.B172]&amp;&quot; &quot;&amp;[.C172]&amp;CHAR(13)&amp;&quot;Expected Result: &quot;&amp;IF([.I172]=&quot;E&quot;;&quot;Reject Message&quot;;&quot;Accept Message&quot;)&amp;CHAR(13)&amp;&quot;Original Message: &quot;&amp;[.K172]&amp;CHAR(13)&amp;&quot;Assert Result: &quot;&amp;IF([.I172]=&quot;E&quot;;&quot;Reject&quot;;&quot;Accept&quot;)&amp;&quot; - *&quot;&amp;CHAR(13)&amp;&quot;Quick Transformations: &quot;&amp;[.L172]&amp;CHAR(13)&amp;&quot;Custom Transformations:&quot;&amp;[.M172]&amp;CHAR(13)&amp;&quot;MSH|TRANSFORM&quot;" office:value-type="string" office:string-value="Test Case Number:1172.1&#13;Description: Patient death indicator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29=[DEATH]&lt;CR&gt;PID-30=&#13;MSH|TRANSFORM">
            <text:p>Test Case Number:1172.1Description: Patient death indicator is missingExpected Result: Accept MessageOriginal Message: MSH|&lt;CR&gt;PID|&lt;CR&gt;NK1|&lt;CR&gt;PV1|&lt;CR&gt;ORC|&lt;CR&gt;RXA|Assert Result: Accept - *Quick Transformations: 2.5.1, BOY, DOB, ADDRESS, PHONE, MOTHER, VAC1_ADMINCustom Transformations:PID-29=[DEATH]&lt;CR&gt;PID-30=MSH|TRANSFORM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ethnicity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22</text:p>
          </table:table-cell>
          <table:table-cell table:style-name="ce2" office:value-type="string">
            <text:p>2135-2</text:p>
          </table:table-cell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73]&amp;&quot;=&quot;" office:value-type="string" office:string-value="PID-22=">
            <text:p>PID-22=</text:p>
          </table:table-cell>
          <table:table-cell table:formula="of:=&quot;Test Case Number:&quot;&amp;(1000 + ROW())&amp;&quot;.1&quot;&amp;CHAR(13)&amp;&quot;Description: &quot;&amp;[.A173]&amp;&quot; &quot;&amp;[.B173]&amp;&quot; &quot;&amp;[.C173]&amp;CHAR(13)&amp;&quot;Expected Result: &quot;&amp;IF([.I173]=&quot;E&quot;;&quot;Reject Message&quot;;&quot;Accept Message&quot;)&amp;CHAR(13)&amp;&quot;Original Message: &quot;&amp;[.K173]&amp;CHAR(13)&amp;&quot;Assert Result: &quot;&amp;IF([.I173]=&quot;E&quot;;&quot;Reject&quot;;&quot;Accept&quot;)&amp;&quot; - *&quot;&amp;CHAR(13)&amp;&quot;Quick Transformations: &quot;&amp;[.L173]&amp;CHAR(13)&amp;&quot;Custom Transformations:&quot;&amp;[.M173]&amp;CHAR(13)&amp;&quot;MSH|TRANSFORM&quot;" office:value-type="string" office:string-value="Test Case Number:1173.1&#13;Description: Patient ethnicity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22=&#13;MSH|TRANSFORM">
            <text:p>Test Case Number:1173.1Description: Patient ethnicity is missingExpected Result: Accept MessageOriginal Message: MSH|&lt;CR&gt;PID|&lt;CR&gt;NK1|&lt;CR&gt;PV1|&lt;CR&gt;ORC|&lt;CR&gt;RXA|Assert Result: Accept - *Quick Transformations: 2.5.1, BOY, DOB, ADDRESS, PHONE, MOTHER, VAC1_ADMINCustom Transformations:PID-22=MSH|TRANSFORM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ender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 office:value-type="string">
            <text:p>PID-8</text:p>
          </table:table-cell>
          <table:table-cell table:style-name="ce2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74]&amp;&quot;=&quot;" office:value-type="string" office:string-value="PID-8=">
            <text:p>PID-8=</text:p>
          </table:table-cell>
          <table:table-cell table:formula="of:=&quot;Test Case Number:&quot;&amp;(1000 + ROW())&amp;&quot;.1&quot;&amp;CHAR(13)&amp;&quot;Description: &quot;&amp;[.A174]&amp;&quot; &quot;&amp;[.B174]&amp;&quot; &quot;&amp;[.C174]&amp;CHAR(13)&amp;&quot;Expected Result: &quot;&amp;IF([.I174]=&quot;E&quot;;&quot;Reject Message&quot;;&quot;Accept Message&quot;)&amp;CHAR(13)&amp;&quot;Original Message: &quot;&amp;[.K174]&amp;CHAR(13)&amp;&quot;Assert Result: &quot;&amp;IF([.I174]=&quot;E&quot;;&quot;Reject&quot;;&quot;Accept&quot;)&amp;&quot; - *&quot;&amp;CHAR(13)&amp;&quot;Quick Transformations: &quot;&amp;[.L174]&amp;CHAR(13)&amp;&quot;Custom Transformations:&quot;&amp;[.M174]&amp;CHAR(13)&amp;&quot;MSH|TRANSFORM&quot;" office:value-type="string" office:string-value="Test Case Number:1174.1&#13;Description: Patient gender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PID-8=&#13;MSH|TRANSFORM">
            <text:p>Test Case Number:1174.1Description: Patient gender is missingExpected Result: Accept MessageOriginal Message: MSH|&lt;CR&gt;PID|&lt;CR&gt;NK1|&lt;CR&gt;PV1|&lt;CR&gt;ORC|&lt;CR&gt;RXA|Assert Result: Accept - *Quick Transformations: 2.5.1, BOY, DOB, ADDRESS, PHONE, MOTHER, VAC1_ADMINCustom Transformations:PID-8=MSH|TRANSFORM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address</text:p>
          </table:table-cell>
          <table:table-cell table:style-name="ce2" office:value-type="string">
            <text:p>is missing</text:p>
          </table:table-cell>
          <table:table-cell table:style-name="ce2"/>
          <table:table-cell table:style-name="ce2"/>
          <table:table-cell table:style-name="ce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formula="of:=['Base Messages'.A$5]" office:value-type="string" office:string-value="PATIENT_ADMIN">
            <text:p>PATIENT_ADMIN</text:p>
          </table:table-cell>
          <table:table-cell table:formula="of:=['Base Messages'.B$5]" office:value-type="string" office:string-value="MSH|&lt;CR&gt;PID|&lt;CR&gt;NK1|&lt;CR&gt;PV1|&lt;CR&gt;ORC|&lt;CR&gt;RXA|">
            <text:p>MSH|&lt;CR&gt;PID|&lt;CR&gt;NK1|&lt;CR&gt;PV1|&lt;CR&gt;ORC|&lt;CR&gt;RXA|</text:p>
          </table:table-cell>
          <table:table-cell table:formula="of:=['Base Messages'.C$5]" office:value-type="string" office:string-value="2.5.1, BOY, DOB, ADDRESS, PHONE, MOTHER, VAC1_ADMIN">
            <text:p>2.5.1, BOY, DOB, ADDRESS, PHONE, MOTHER, VAC1_ADMIN</text:p>
          </table:table-cell>
          <table:table-cell table:formula="of:=[.E175]&amp;&quot;=&quot;" office:value-type="string" office:string-value="=">
            <text:p>=</text:p>
          </table:table-cell>
          <table:table-cell table:formula="of:=&quot;Test Case Number:&quot;&amp;(1000 + ROW())&amp;&quot;.1&quot;&amp;CHAR(13)&amp;&quot;Description: &quot;&amp;[.A175]&amp;&quot; &quot;&amp;[.B175]&amp;&quot; &quot;&amp;[.C175]&amp;CHAR(13)&amp;&quot;Expected Result: &quot;&amp;IF([.I175]=&quot;E&quot;;&quot;Reject Message&quot;;&quot;Accept Message&quot;)&amp;CHAR(13)&amp;&quot;Original Message: &quot;&amp;[.K175]&amp;CHAR(13)&amp;&quot;Assert Result: &quot;&amp;IF([.I175]=&quot;E&quot;;&quot;Reject&quot;;&quot;Accept&quot;)&amp;&quot; - *&quot;&amp;CHAR(13)&amp;&quot;Quick Transformations: &quot;&amp;[.L175]&amp;CHAR(13)&amp;&quot;Custom Transformations:&quot;&amp;[.M175]&amp;CHAR(13)&amp;&quot;MSH|TRANSFORM&quot;" office:value-type="string" office:string-value="Test Case Number:1175.1&#13;Description: Patient guardian address is missing&#13;Expected Result: Accept Message&#13;Original Message: MSH|&lt;CR&gt;PID|&lt;CR&gt;NK1|&lt;CR&gt;PV1|&lt;CR&gt;ORC|&lt;CR&gt;RXA|&#13;Assert Result: Accept - *&#13;Quick Transformations: 2.5.1, BOY, DOB, ADDRESS, PHONE, MOTHER, VAC1_ADMIN&#13;Custom Transformations:=&#13;MSH|TRANSFORM">
            <text:p>Test Case Number:1175.1Description: Patient guardian address is missingExpected Result: Accept MessageOriginal Message: MSH|&lt;CR&gt;PID|&lt;CR&gt;NK1|&lt;CR&gt;PV1|&lt;CR&gt;ORC|&lt;CR&gt;RXA|Assert Result: Accept - *Quick Transformations: 2.5.1, BOY, DOB, ADDRESS, PHONE, MOTHER, VAC1_ADMINCustom Transformations:=MSH|TRANSFORM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address cit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address stat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address stree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address zip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nam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name firs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name las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part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phon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relationship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immunization registry status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Medicaid numbe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middle nam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mother''s maiden nam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name firs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name las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name type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hone tel use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hone tel equip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imary facility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imary facility nam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imary languag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imary physician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imary physician nam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otection indicato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ublicity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rac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registry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registry status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SSN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submitter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submitter id authorit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submitter id type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VFC effective dat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VFC status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WIC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ction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 en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istered amoun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istered uni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body rout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body sit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ompletion status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onfidentiality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PT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VX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facility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facility nam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filler order numbe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given b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id of receive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id of sende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information sourc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lot expiration dat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lot numbe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manufacturer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order control cod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order facility id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order facility nam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ordered b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placer order number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product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recorded by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refusal reason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system entry time</text:p>
          </table:table-cell>
          <table:table-cell table:style-name="ce2" office:value-type="string">
            <text:p>is missing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order</text:p>
          </table:table-cell>
          <table:table-cell table:style-name="ce2" office:value-type="string">
            <text:p>is missing and multiple birth indicate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encoding character</text:p>
          </table:table-cell>
          <table:table-cell table:style-name="ce2" office:value-type="string">
            <text:p>is non-standar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Next-of-kin</text:p>
          </table:table-cell>
          <table:table-cell table:style-name="ce2" office:value-type="string">
            <text:p>relationship</text:p>
          </table:table-cell>
          <table:table-cell table:style-name="ce2" office:value-type="string">
            <text:p>is not responsible party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code</text:p>
          </table:table-cell>
          <table:table-cell table:style-name="ce2" office:value-type="string">
            <text:p>is not specific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code</text:p>
          </table:table-cell>
          <table:table-cell table:style-name="ce2" office:value-type="string">
            <text:p>is not vaccine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NK1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repeated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ORC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repeate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PID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repeate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PV1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repeated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RXA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repeated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RXR</text:p>
          </table:table-cell>
          <table:table-cell table:style-name="ce2" office:value-type="string">
            <text:p>segment</text:p>
          </table:table-cell>
          <table:table-cell table:style-name="ce2" office:value-type="string">
            <text:p>is repeated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date</text:p>
          </table:table-cell>
          <table:table-cell table:style-name="ce2" office:value-type="string">
            <text:p>is reported late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guardian name</text:p>
          </table:table-cell>
          <table:table-cell table:style-name="ce2" office:value-type="string">
            <text:p>is same as underage patient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date</text:p>
          </table:table-cell>
          <table:table-cell table:style-name="ce2" office:value-type="string">
            <text:p>is underage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message type</text:p>
          </table:table-cell>
          <table:table-cell table:style-name="ce2" office:value-type="string">
            <text:p>is unsupported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ccept ack typ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always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ccept ack typ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never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ccept ack typ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only on errors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pp ack typ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always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pp ack typ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never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app ack typ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only on errors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processing id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debug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processing id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production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processing id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training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2.3.1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2.4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 MSH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2.5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otection indicator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no</text:p>
          </table:table-cell>
          <table:table-cell table:style-name="ce2" table:number-columns-repeated="2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protection indicator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ction cod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add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ction cod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add or update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ction cod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delete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ction cod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update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cod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not administered</text:p>
          </table:table-cell>
          <table:table-cell table:style-name="ce2" table:number-columns-repeated="2"/>
          <table:table-cell table:style-name="ce2" office:value-type="string">
            <text:p>S</text:p>
          </table:table-cell>
          <table:table-cell table:style-name="ce5" office:value-type="string">
            <text:p>S</text:p>
          </table:table-cell>
          <table:table-cell table:style-name="ce2" office:value-type="string">
            <text:p>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cod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unknown</text:p>
          </table:table-cell>
          <table:table-cell table:style-name="ce2" table:number-columns-repeated="2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istered amount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zero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istered amount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unknown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ompletion status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completed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ompletion status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not administered</text:p>
          </table:table-cell>
          <table:table-cell table:style-name="ce2" table:number-columns-repeated="2"/>
          <table:table-cell table:style-name="ce2" office:value-type="string">
            <text:p>S</text:p>
          </table:table-cell>
          <table:table-cell table:style-name="ce5" office:value-type="string">
            <text:p>S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ompletion status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partially administered</text:p>
          </table:table-cell>
          <table:table-cell table:style-name="ce2" table:number-columns-repeated="2"/>
          <table:table-cell table:style-name="ce2" office:value-type="string">
            <text:p>S</text:p>
          </table:table-cell>
          <table:table-cell table:style-name="ce5" office:value-type="string">
            <text:p>S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ompletion status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refused</text:p>
          </table:table-cell>
          <table:table-cell table:style-name="ce2" table:number-columns-repeated="2"/>
          <table:table-cell table:style-name="ce2" office:value-type="string">
            <text:p>S</text:p>
          </table:table-cell>
          <table:table-cell table:style-name="ce5" office:value-type="string">
            <text:p>S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confidentiality cod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restricted</text:p>
          </table:table-cell>
          <table:table-cell table:style-name="ce2" table:number-columns-repeated="2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information sourc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administered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information source</text:p>
          </table:table-cell>
          <table:table-cell table:style-name="ce2" office:value-type="string">
            <text:p>is valued as</text:p>
          </table:table-cell>
          <table:table-cell table:style-name="ce2" office:value-type="string">
            <text:p>historical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birth date</text:p>
          </table:table-cell>
          <table:table-cell table:style-name="ce2" office:value-type="string">
            <text:p>is very long ago</text:p>
          </table:table-cell>
          <table:table-cell table:style-name="ce2" table:number-columns-repeated="3"/>
          <table:table-cell table:style-name="ce2" office:value-type="string">
            <text:p>E</text:p>
          </table:table-cell>
          <table:table-cell table:style-name="ce5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middle name</text:p>
          </table:table-cell>
          <table:table-cell table:style-name="ce2" office:value-type="string">
            <text:p>may be initial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may be temporary newborn name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Patie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may be test name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5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Vaccination</text:p>
          </table:table-cell>
          <table:table-cell table:style-name="ce2" office:value-type="string">
            <text:p>admin code</text:p>
          </table:table-cell>
          <table:table-cell table:style-name="ce2" office:value-type="string">
            <text:p>may be variation of previously reported codes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HL7</text:p>
          </table:table-cell>
          <table:table-cell table:style-name="ce2" office:value-type="string">
            <text:p>segments</text:p>
          </table:table-cell>
          <table:table-cell table:style-name="ce2" office:value-type="string">
            <text:p>out of order</text:p>
          </table:table-cell>
          <table:table-cell table:style-name="ce2" table:number-columns-repeated="3"/>
          <table:table-cell table:style-name="ce2" office:value-type="string">
            <text:p>W</text:p>
          </table:table-cell>
          <table:table-cell table:style-name="ce5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13"/>
        </table:table-row>
        <table:table-row table:style-name="ro1" table:number-rows-repeated="6">
          <table:table-cell table:style-name="ce2" table:number-columns-repeated="7"/>
          <table:table-cell table:style-name="ce5"/>
          <table:table-cell table:style-name="ce2"/>
          <table:table-cell table:number-columns-repeated="13"/>
        </table:table-row>
        <table:table-row table:style-name="ro1" table:number-rows-repeated="65162">
          <table:table-cell table:style-name="ce3" table:number-columns-repeated="6"/>
          <table:table-cell table:number-columns-repeated="16"/>
        </table:table-row>
        <table:table-row table:style-name="ro1" table:number-rows-repeated="98311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Base Messag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Base Message</text:p>
          </table:table-cell>
          <table:table-cell office:value-type="string">
            <text:p>Quick Transformations</text:p>
          </table:table-cell>
        </table:table-row>
        <table:table-row table:style-name="ro1">
          <table:table-cell office:value-type="string">
            <text:p>PATIENT_ONLY</text:p>
          </table:table-cell>
          <table:table-cell office:value-type="string">
            <text:p>MSH|&lt;CR&gt;PID|&lt;CR&gt;NK1|&lt;CR&gt;PV1|&lt;CR&gt;</text:p>
          </table:table-cell>
          <table:table-cell office:value-type="string">
            <text:p>2.5.1, BOY, DOB, ADDRESS, PHONE, MOTHER</text:p>
          </table:table-cell>
        </table:table-row>
        <table:table-row table:style-name="ro1">
          <table:table-cell office:value-type="string">
            <text:p>PATIENT_ADMIN</text:p>
          </table:table-cell>
          <table:table-cell office:value-type="string">
            <text:p>MSH|&lt;CR&gt;PID|&lt;CR&gt;NK1|&lt;CR&gt;PV1|&lt;CR&gt;ORC|&lt;CR&gt;RXA|</text:p>
          </table:table-cell>
          <table:table-cell office:value-type="string">
            <text:p>2.5.1, BOY, DOB, ADDRESS, PHONE, MOTHER, VAC1_ADMIN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A1:Sheet1.I104841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12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n Bunker</meta:initial-creator>
    <meta:creation-date>2011-10-14T07:08:36.19</meta:creation-date>
    <dc:date>2011-10-18T12:49:54.96</dc:date>
    <dc:creator>Nathan Bunker</dc:creator>
    <meta:editing-duration>PT10H25M30S</meta:editing-duration>
    <meta:editing-cycles>5</meta:editing-cycles>
    <meta:generator>OpenOffice.org/3.3$Win32 OpenOffice.org_project/330m20$Build-9567</meta:generator>
    <meta:document-statistic meta:table-count="3" meta:cell-count="1999" meta:object-count="0"/>
  </office:meta>
</office:document-meta>
</file>